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41897" officeooo:paragraph-rsid="00041897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officeooo:rsid="00041897" officeooo:paragraph-rsid="00041897"/>
    </style:style>
    <style:style style:name="P5" style:family="paragraph" style:parent-style-name="Standard">
      <style:text-properties style:font-name="Source Code Pro"/>
    </style:style>
    <style:style style:name="P6" style:family="paragraph" style:parent-style-name="Standard">
      <style:text-properties style:font-name="Source Code Pro" fo:language="zxx" fo:country="none" fo:font-weight="bold" officeooo:rsid="00041897" officeooo:paragraph-rsid="00041897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>
        <style:tab-stops>
          <style:tab-stop style:position="0.499cm"/>
          <style:tab-stop style:position="0.995cm"/>
          <style:tab-stop style:position="1.499cm"/>
          <style:tab-stop style:position="2cm"/>
          <style:tab-stop style:position="2.499cm"/>
        </style:tab-stops>
      </style:paragraph-properties>
      <style:text-properties style:font-name="Source Code Pro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499cm"/>
          <style:tab-stop style:position="0.995cm"/>
          <style:tab-stop style:position="1.499cm"/>
          <style:tab-stop style:position="2cm"/>
          <style:tab-stop style:position="2.499cm"/>
        </style:tab-stops>
      </style:paragraph-properties>
      <style:text-properties style:font-name="Source Code Pro" fo:font-size="11pt" officeooo:paragraph-rsid="00041897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nux Biolinum G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ooble REST API</text:h>
      <text:p text:style-name="P4"/>
      <text:p text:style-name="Standard">Send HTTP POST to https://jooble.org/api/&lt;API KEY&gt; to use REST API</text:p>
      <text:p text:style-name="Standard"/>
      <text:p text:style-name="P1">JSON Request Example:</text:p>
      <text:p text:style-name="P5">{</text:p>
      <text:p text:style-name="P5"><text:tab/><text:tab/>"keywords": "account manager",</text:p>
      <text:p text:style-name="P5"><text:tab/><text:tab/>"location": "London",</text:p>
      <text:p text:style-name="P5"><text:tab/><text:tab/>"radius": "50",</text:p>
      <text:p text:style-name="P5"><text:tab/><text:tab/>"salary": "200000",</text:p>
      <text:p text:style-name="P5"><text:tab/><text:tab/>"page": "1"</text:p>
      <text:p text:style-name="P5"><text:s/>}</text:p>
      <text:p text:style-name="Standard"/>
      <text:p text:style-name="P1">The Request Fields Description</text:p>
      <text:p text:style-name="Standard">keywords - (required) - search keywords</text:p>
      <text:p text:style-name="Standard">location - Location</text:p>
      <text:p text:style-name="Standard">radius - Distance (0, 5, 10, 15, 25, 50) miles</text:p>
      <text:p text:style-name="Standard">salary - Salary range 33500 - 200000 ($)</text:p>
      <text:p text:style-name="Standard">page - Page number</text:p>
      <text:p text:style-name="Standard">searchMode - Job listings display mode</text:p>
      <text:p text:style-name="Standard">1 - Recommended job listngs + *JDP (Jooble Job Description mode for a better user experience)</text:p>
      <text:p text:style-name="Standard">2 - Recommended job listings</text:p>
      <text:p text:style-name="Standard">3 - All job listings (not recommended)</text:p>
      <text:p text:style-name="Standard"/>
      <text:p text:style-name="P1">JSON Response Example:</text:p>
      <text:p text:style-name="P7">{</text:p>
      <text:p text:style-name="P7"><text:tab/>"totalCount":651,</text:p>
      <text:p text:style-name="P7"/>
      <text:p text:style-name="P7"><text:tab/>"jobs": [</text:p>
      <text:p text:style-name="P7"><text:tab/><text:tab/>"job": {</text:p>
      <text:p text:style-name="P7"><text:tab/><text:tab/><text:tab/>"title": "Account manager",</text:p>
      <text:p text:style-name="P7"><text:tab/><text:tab/><text:tab/>"location": "London",</text:p>
      <text:p text:style-name="P7"><text:tab/><text:tab/><text:tab/>"snippet": "<text:span text:style-name="T2">... are looking for account manager in London, great opportunity to ...</text:span>",</text:p>
      <text:p text:style-name="P7"><text:tab/><text:tab/><text:tab/>"salary": "200000 $",</text:p>
      <text:p text:style-name="P7"><text:tab/><text:tab/><text:tab/>"source": "barclays.co.uk",</text:p>
      <text:p text:style-name="P8"><text:tab/><text:tab/><text:tab/>"type": "Any",</text:p>
      <text:p text:style-name="P7"><text:tab/><text:tab/><text:tab/>"link": "https://jooble.org/away/...",</text:p>
      <text:p text:style-name="P7"><text:tab/><text:tab/><text:tab/>"company": "Jooble",</text:p>
      <text:p text:style-name="P7"><text:tab/><text:tab/><text:tab/>"id": 8240559805230395300,</text:p>
      <text:p text:style-name="P7"><text:tab/><text:tab/><text:tab/>"updated": "2016-05-26T10:51:51.4720673+03:00"</text:p>
      <text:p text:style-name="P7"><text:tab/><text:tab/>},</text:p>
      <text:p text:style-name="P7"><text:tab/><text:tab/>"job": ...</text:p>
      <text:p text:style-name="P7"><text:tab/>]</text:p>
      <text:p text:style-name="P7">}</text:p>
      <text:p text:style-name="Standard"/>
      <text:p text:style-name="P1">Response Fields</text:p>
      <text:list xml:id="list1711954284" text:style-name="L1">
        <text:list-item>
          <text:p text:style-name="P3">totalCount - Results Total Count</text:p>
        </text:list-item>
        <text:list-item>
          <text:p text:style-name="P3">"job": Structure</text:p>
          <text:list>
            <text:list-item>
              <text:p text:style-name="P3">title - Title</text:p>
            </text:list-item>
            <text:list-item>
              <text:p text:style-name="P3">location - Location</text:p>
            </text:list-item>
            <text:list-item>
              <text:p text:style-name="P3"><text:soft-page-break/>snippet - Extract</text:p>
            </text:list-item>
            <text:list-item>
              <text:p text:style-name="P3">salary - Salary</text:p>
            </text:list-item>
            <text:list-item>
              <text:p text:style-name="P3">source - Job Source</text:p>
            </text:list-item>
            <text:list-item>
              <text:p text:style-name="P3">type - Job Type (Any, Full-time, Temporary, Part-time, Internship, null)</text:p>
            </text:list-item>
            <text:list-item>
              <text:p text:style-name="P3">link - URL</text:p>
            </text:list-item>
            <text:list-item>
              <text:p text:style-name="P3">updated - job publication date (ISO 8601 format)</text:p>
            </text:list-item>
          </text:list>
        </text:list-item>
      </text:list>
      <text:p text:style-name="Standard"/>
      <text:p text:style-name="Standard">Response returns the total number of search results available. The search results are limited to 20 jobs per page.</text:p>
      <text:p text:style-name="Standard"/>
      <text:p text:style-name="P2">Python 3.5</text:p>
      <text:p text:style-name="P2"><text:span text:style-name="T1"/></text:p>
      <text:p text:style-name="P6"><text:span text:style-name="T1">import http.client</text:span></text:p>
      <text:p text:style-name="P6"><text:span text:style-name="T1"/></text:p>
      <text:p text:style-name="P6"><text:span text:style-name="T1">host = 'jooble.org'</text:span></text:p>
      <text:p text:style-name="P6"><text:span text:style-name="T1">key = '&lt;YOUR_API_KEY&gt;'</text:span></text:p>
      <text:p text:style-name="P6"><text:span text:style-name="T1"/></text:p>
      <text:p text:style-name="P6"><text:span text:style-name="T1">connection = http.client.HTTPConnection(host)</text:span></text:p>
      <text:p text:style-name="P6"><text:span text:style-name="T1">#request headers</text:span></text:p>
      <text:p text:style-name="P6"><text:span text:style-name="T1">headers = {"Content-type": "application/json"}</text:span></text:p>
      <text:p text:style-name="P6"><text:span text:style-name="T1">#json query</text:span></text:p>
      <text:p text:style-name="P6"><text:span text:style-name="T1">body = '{ "keywords": "it", "location": "Bern"}'</text:span></text:p>
      <text:p text:style-name="P6"><text:span text:style-name="T1">connection.request('POST','/api/' + key, body, headers)</text:span></text:p>
      <text:p text:style-name="P6"><text:span text:style-name="T1">response = connection.getresponse()</text:span></text:p>
      <text:p text:style-name="P6"><text:span text:style-name="T1">print(response.status, response.reason)</text:span></text:p>
      <text:p text:style-name="P6"><text:span text:style-name="T1">print(response.read())</text:span></text:p>
      <text:p text:style-name="P2"><text:span text:style-name="T1"/></text:p>
      <text:p text:style-name="P2"><text:span text:style-name="T1"/></text:p>
      <text:p text:style-name="P2"><text:span text:style-name="T1">Source: </text:span><text:a xlink:type="simple" xlink:href="https://jooble.org/api/about" text:style-name="Internet_20_link" text:visited-style-name="Visited_20_Internet_20_Link"><text:span text:style-name="T1">https://jooble.org/api/about</text:span></text:a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4-28T23:39:27.327000000</dc:date>
    <meta:editing-duration>PT11M37S</meta:editing-duration>
    <meta:editing-cycles>4</meta:editing-cycles>
    <meta:document-statistic meta:table-count="0" meta:image-count="0" meta:object-count="0" meta:page-count="2" meta:paragraph-count="65" meta:word-count="261" meta:character-count="1857" meta:non-whitespace-character-count="1621"/>
  </office:meta>
</office:document-meta>
</file>